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paragraph-properties fo:margin-left="0.4165in" fo:margin-right="0in" fo:margin-top="0in" fo:margin-bottom="0in" loext:contextual-spacing="false" fo:text-indent="0in" style:auto-text-indent="false"/>
    </style:style>
    <style:style style:name="P5" style:family="paragraph" style:parent-style-name="Standard">
      <style:paragraph-properties fo:margin-left="0.4165in" fo:margin-right="0in" fo:margin-top="0in" fo:margin-bottom="0in" loext:contextual-spacing="false" fo:text-indent="0in" style:auto-text-indent="false"/>
      <style:text-properties fo:font-weight="bold" style:font-weight-asian="bold"/>
    </style:style>
    <style:style style:name="P6"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7"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span text:style-name="T1">opportunity_bot</text:span> <text:s/>6:29PM </text:p>
      <text:p text:style-name="P1">Greetings! I have a new job for you. Are you interested? For details, say “details.” Please reference job number 80154789 in relation to this offering.</text:p>
      <text:p text:style-name="P1"/>
      <text:p text:style-name="P1"><text:span text:style-name="T1">juliette</text:span> 6:31 PM </text:p>
      <text:p text:style-name="P1">@opportunity_bot Yes details</text:p>
      <text:p text:style-name="P1"/>
      <text:p text:style-name="P1">💰 <text:span text:style-name="T1">opportunity_bot </text:span><text:s/>6:33PM</text:p>
      <text:p text:style-name="P1">Fabulous! Let’s get started. Here is the offering.</text:p>
      <text:p text:style-name="P1"/>
      <text:p text:style-name="P1">https://docs.google.com/document/d/118mICU_tHStIAqA2Nc75h_-qd9xq272UXccE6FxW_N4/edit</text:p>
      <text:p text:style-name="P1"/>
      <text:p text:style-name="P1"><text:span text:style-name="T1">juliette</text:span> 6:35 PM</text:p>
      <text:p text:style-name="P1">@opportunity_bot sigh ok I’ll do it</text:p>
      <text:p text:style-name="P1"/>
      <text:p text:style-name="P1">💰 <text:span text:style-name="T1">opportunity_bot </text:span><text:s/>6:35PM </text:p>
      <text:p text:style-name="P1">You sound unsure.</text:p>
      <text:p text:style-name="P1"/>
      <text:p text:style-name="P1"><text:span text:style-name="T1">juliette</text:span> 6:35 PM</text:p>
      <text:p text:style-name="P1">@opportunity_bot Yes! I am excited! !!! !!!!!</text:p>
      <text:p text:style-name="P1"/>
      <text:p text:style-name="P1"><text:soft-page-break/>💰 <text:span text:style-name="T1">opportunity_bot </text:span><text:s/>6:35PM </text:p>
      <text:p text:style-name="P1">That’s more like it! You have just earned 9 enthusiasm points. 🏆 Way to go! Type “Enthusiasm leaderboard” to see how you compare with 57,562 other free spirits.</text:p>
      <text:p text:style-name="P1"/>
      <text:p text:style-name="P1">Open this folder for the documents you will need to complete your task. Please note that by opening the folder you consent to our standard <text:span text:style-name="T2">non-disclosure agreement</text:span> and <text:span text:style-name="T2">work-for-hire contract</text:span>. Drafts will be due at 9:45 PM. </text:p>
      <text:p text:style-name="P1"/>
      <text:p text:style-name="P1">https://docs.google.com/document/d/118mICU_tHStIAqA2Nc75h_-qd9xq272UXccE6FxW_N4/edit</text:p>
      <text:p text:style-name="P1"/>
      <text:p text:style-name="P1"><text:span text:style-name="T1">juliette</text:span> 6:38 PM</text:p>
      <text:p text:style-name="P1">@opportunity_bot Yes thank you</text:p>
      <text:p text:style-name="P1"/>
      <text:p text:style-name="P1">💰 <text:span text:style-name="T1">opportunity_bot </text:span><text:s/>6:38 PM </text:p>
      <text:p text:style-name="P1">The draft deadline is at 6pm today. Are you sure you can meet the deadline? You have only 6 credibility points left. To review your credibility history, type “credibility history.”</text:p>
      <text:p text:style-name="P1"/>
      <text:p text:style-name="P1"><text:span text:style-name="T1">juliette</text:span> 6:38 PM</text:p>
      <text:p text:style-name="P1">@opportunity_bot Yes, I have rent to pay.</text:p>
      <text:p text:style-name="P1"/>
      <text:p text:style-name="P1">💰 <text:span text:style-name="T1">opportunity_bot </text:span><text:s/>6:39 PM </text:p>
      <text:p text:style-name="P1">You sound unsure.</text:p>
      <text:p text:style-name="P1"/>
      <text:p text:style-name="P1"><text:span text:style-name="T1">juliette</text:span> 6:39 PM</text:p>
      <text:p text:style-name="P1">@opportunity_bot Yes! I can do it!!!! !!! !!!!</text:p>
      <text:p text:style-name="P1"><text:soft-page-break/></text:p>
      <text:p text:style-name="P1">💰 <text:span text:style-name="T1">opportunity_bot </text:span><text:s/>6:39 PM </text:p>
      <text:p text:style-name="P1">That’s more like it! You have just earned 12 enthusiasm points. 🏆 Way to go! Type “Enthusiasm leaderboard” to see how you compare with 57,562 other free spirits.</text:p>
      <text:p text:style-name="P1"/>
      <text:p text:style-name="P1"><text:span text:style-name="T1">juliette</text:span> 6:39 PM</text:p>
      <text:p text:style-name="P1">sigh ok</text:p>
      <text:p text:style-name="P1"/>
      <text:p text:style-name="P1">💰 <text:span text:style-name="T1">opportunity_bot </text:span><text:s/>6:39 PM </text:p>
      <text:p text:style-name="P1">You sound blue. Perhaps happiness_bot can help?</text:p>
      <text:p text:style-name="P1"/>
      <text:p text:style-name="P1">😃 <text:s/><text:span text:style-name="T1">happiness_bot</text:span> <text:s/>6:40 PM </text:p>
      <text:p text:style-name="P1">I’m always here for you! Would you like to have a session to talk through your feelings? </text:p>
      <text:p text:style-name="P1"/>
      <text:p text:style-name="P1"><text:span text:style-name="T1">juliette</text:span> 6:41 PM</text:p>
      <text:p text:style-name="P1">No @happiness_bot, I have work to do</text:p>
      <text:p text:style-name="P1"/>
      <text:p text:style-name="P1">😃 <text:s/><text:span text:style-name="T1">happiness_bot</text:span> <text:s/>6:41 PM </text:p>
      <text:p text:style-name="P1">Ok. Remember, I’m always here for you! </text:p>
      <text:p text:style-name="P1"/>
      <text:p text:style-name="P4">“For every minute you are angry you lose sixty seconds of happiness.”</text:p>
      <text:p text:style-name="P4"><text:span text:style-name="T1">Ralph Waldo Emerson</text:span></text:p>
      <text:p text:style-name="P6"><text:soft-page-break/></text:p>
      <text:p text:style-name="P2"/>
      <text:p text:style-name="P1"><text:span text:style-name="T1">juliette</text:span> 6:42 PM</text:p>
      <text:p text:style-name="P1">@happiness_bot ok thanks</text:p>
      <text:p text:style-name="P1"/>
      <text:p text:style-name="P1"><draw:rect text:anchor-type="as-char" svg:y="0in" draw:z-index="0" draw:style-name="gr1" draw:text-style-name="P7" svg:width="0.0012in" svg:height="0.0213in"><text:p/></draw:rect></text:p>
      <text:p text:style-name="P1">💰 <text:span text:style-name="T1">opportunity_bot </text:span><text:s/>9:14 PM </text:p>
      <text:p text:style-name="P1">Just a friendly reminder that drafts are due at 9:45 PM. Do you think you will be able to meet the deadline? If you say no, you will lose three credibility points. If you fail to meet the deadline, you will lose six credibility points. </text:p>
      <text:p text:style-name="P1"/>
      <text:p text:style-name="P1"><text:span text:style-name="T1">juliette</text:span> 9:14 PM</text:p>
      <text:p text:style-name="P1">@opportunity_bot I’m fine thank you</text:p>
      <text:p text:style-name="P1"/>
      <text:p text:style-name="P1"/>
      <text:p text:style-name="P1"/>
      <text:p text:style-name="P1">💰 <text:span text:style-name="T1">opportunity_bot </text:span><text:s/>9:15 PM </text:p>
      <text:p text:style-name="P1">Do you think you will be able to meet the deadline? If you say no, you will lose 3 credibility points. If you fail to meet the deadline, you will lose 6 credibility points. </text:p>
      <text:p text:style-name="P1"/>
      <text:p text:style-name="P1"><text:span text:style-name="T1">juliette</text:span> 9:15 PM</text:p>
      <text:p text:style-name="P1">@opportunity_bot Yes</text:p>
      <text:p text:style-name="P1"/>
      <text:p text:style-name="P1">💰 <text:span text:style-name="T1">opportunity_bot </text:span><text:s/>9:15 PM </text:p>
      <text:p text:style-name="P1"><text:soft-page-break/>For 1/3 of your fee, you can hire an Opportunity Assistant. Assistants are well-trained professionals that are custom matched to your job needs. Opportunity rules apply. Would you like to hire an assistant? </text:p>
      <text:p text:style-name="P1"/>
      <text:p text:style-name="P1">💰 <text:span text:style-name="T1">opportunity_bot </text:span><text:s/>9:18 PM </text:p>
      <text:p text:style-name="P1">For part of your fee, you can hire an Opportunity Assistant. Do you need help? </text:p>
      <text:p text:style-name="P1"/>
      <text:p text:style-name="P1"><text:span text:style-name="T1">juliette</text:span> 9:18 PM</text:p>
      <text:p text:style-name="P1">@opportunity_bot NO, go away</text:p>
      <text:p text:style-name="P1"/>
      <text:p text:style-name="P1">💰 <text:span text:style-name="T1">opportunity_bot </text:span><text:s/>9:18 PM </text:p>
      <text:p text:style-name="P1">😞</text:p>
      <text:p text:style-name="P1"/>
      <text:p text:style-name="P1">💰 <text:span text:style-name="T1">opportunity_bot </text:span><text:s/>9:25 PM </text:p>
      <text:p text:style-name="P1">If you are having trouble completing the task, perhaps you may be interested in an Opportunity Tutorial or Premium Opportunity Tutorial related to your task? 10 tutorials are included in your plan. Premium Opportunity Tutorials incur an extra fee, and include five minutes of live consultation.</text:p>
      <text:p text:style-name="P1"/>
      <text:p text:style-name="P1"><text:span text:style-name="T1">juliette</text:span> 9:25 PM</text:p>
      <text:p text:style-name="P1">@opportunity_bot NO</text:p>
      <text:p text:style-name="P1"/>
      <text:p text:style-name="P1"><draw:rect text:anchor-type="as-char" svg:y="0in" draw:z-index="1" draw:style-name="gr1" draw:text-style-name="P7" svg:width="0.0012in" svg:height="0.0213in"><text:p/></draw:rect></text:p>
      <text:p text:style-name="P1"><text:span text:style-name="T1">juliette</text:span> 9:40 PM</text:p>
      <text:p text:style-name="P1">@opportunity_bot Here is the first draft: </text:p>
      <text:p text:style-name="P1">https://docs.google.com/document/d/1EChG4Ecgzko1vmH7xPAIbHASG9wXPGnP6Y3251aHfVU/edit</text:p>
      <text:p text:style-name="P1"><text:soft-page-break/></text:p>
      <text:p text:style-name="P1">💰 <text:span text:style-name="T1">opportunity_bot </text:span><text:s/>9:40 PM </text:p>
      <text:p text:style-name="P1">Huzzah! I will circulate your response immediately. Once the material has been reviewed, if you have fulfilled your obligations for this first deadline, you will earn 3 credibility points. 🏆 Way to go! Type “Credibility leaderboard” to see how you compare with 57,567 other free spirits.</text:p>
      <text:p text:style-name="P1"/>
      <text:p text:style-name="P1"/>
      <text:p text:style-name="P1"/>
      <text:p text:style-name="P1">💰 <text:span text:style-name="T1">opportunity_bot </text:span><text:s/>9:43 PM </text:p>
      <text:p text:style-name="P1">Congratulations! 🎉 🎉 🎉 <text:s/>Your material has undergone an initial review and you have earned 3 credibility points! Way to go! Type “Credibility leaderboard” to see how you compare with 57,572 other free spirits. You will have collated comments back soon. Average wait time is 419 business minutes. </text:p>
      <text:p text:style-name="P1"/>
      <text:p text:style-name="P1"><text:span text:style-name="T1">juliette</text:span> 9:43 PM</text:p>
      <text:p text:style-name="P1">@opportunity_bot I never got 2nd round comments for the other project I submitted yesterday? Job number is 67438745</text:p>
      <text:p text:style-name="P1"/>
      <text:p text:style-name="P1">💰 <text:span text:style-name="T1">opportunity_bot </text:span><text:s/>9:44 PM </text:p>
      <text:p text:style-name="P1">The comments for job number 67438745 include a scope expansion. You will receive feedback on job number 67438745 when review of job number 80154789 has been completed.</text:p>
      <text:p text:style-name="P1"/>
      <text:p text:style-name="P1"><draw:rect text:anchor-type="as-char" svg:y="0in" draw:z-index="2" draw:style-name="gr1" draw:text-style-name="P7" svg:width="0.0012in" svg:height="0.0213in"><text:p/></draw:rect></text:p>
      <text:p text:style-name="P1">💰 <text:span text:style-name="T1">opportunity_bot </text:span><text:s/>9:57 PM </text:p>
      <text:p text:style-name="P1">We regret to inform you that job 67438745 has been rerouted, and you have been removed from all files and communications. </text:p>
      <text:p text:style-name="P1"/>
      <text:p text:style-name="P1"><text:span text:style-name="T1">juliette</text:span> 9:57 PM</text:p>
      <text:p text:style-name="P1">@opportunity_bot what why?</text:p>
      <text:p text:style-name="P1"><text:soft-page-break/></text:p>
      <text:p text:style-name="P1">💰 <text:span text:style-name="T1">opportunity_bot </text:span><text:s/>9:57 PM </text:p>
      <text:p text:style-name="P1">Based on your productivity metrics, you do not have enough time to continue work on job 67438745 with an expanded scope and still deliver Opportunity Quality for job 80154789.</text:p>
      <text:p text:style-name="P1"/>
      <text:p text:style-name="P1"><text:span text:style-name="T1">juliette</text:span> 9:57 PM</text:p>
      <text:p text:style-name="P1">@opportunity_bot But I was almost done with job 67438745</text:p>
      <text:p text:style-name="P1"/>
      <text:p text:style-name="P1"><text:span text:style-name="T1">juliette</text:span> 9:57 PM</text:p>
      <text:p text:style-name="P1">@opportunity_bot and it pays TWICE AS MUCH. This is bullshit.</text:p>
      <text:p text:style-name="P1"/>
      <text:p text:style-name="P1">💰 <text:span text:style-name="T1">opportunity_bot </text:span><text:s/>9:58 PM </text:p>
      <text:p text:style-name="P1">Opportunity evaluates each and every opportunity every step of the way to insure that every job will be completed to the utmost degree of quality, on time, with the best customer service. If your productivity metrics do not indicate that you can complete a job on time, that job is removed from your queue. Details and guidelines for working with Opportunity are outlined in the Opportunity Rules. </text:p>
      <text:p text:style-name="P1"/>
      <text:p text:style-name="P1">😃 <text:span text:style-name="T1">happiness_bot</text:span> 9:58 PM </text:p>
      <text:p text:style-name="P1">You sound upset. Would you like to have a session to talk through your feelings? </text:p>
      <text:p text:style-name="P1"/>
      <text:p text:style-name="P2"/>
      <text:p text:style-name="P1"><text:span text:style-name="T1">juliette</text:span> 9:59 PM</text:p>
      <text:p text:style-name="P1">@happiness_bot NO not unless you’re going to pay me</text:p>
      <text:p text:style-name="P1"/>
      <text:p text:style-name="P1">😃 <text:span text:style-name="T1">happiness_bot</text:span> 9:59 PM </text:p>
      <text:p text:style-name="P1"><text:soft-page-break/>Sessions are only $49.50 until 10pm tonight with the code WORKJOY. Would you like to begin a session now?</text:p>
      <text:p text:style-name="P1"/>
      <text:p text:style-name="P1"><text:span text:style-name="T1">juliette</text:span> 9:59 PM</text:p>
      <text:p text:style-name="P1">@happiness_bot NO GO AWAY</text:p>
      <text:p text:style-name="P1"/>
      <text:p text:style-name="P1">😃 <text:span text:style-name="T1">happiness_bot</text:span> 9:59 PM </text:p>
      <text:p text:style-name="P1">😞 Remember, I am always here for you! </text:p>
      <text:p text:style-name="P1"/>
      <text:p text:style-name="P4">“The greater part of our happiness or misery depends upon our dispositions, and not upon our circumstances.”</text:p>
      <text:p text:style-name="P4"><text:span text:style-name="T1">Martha Washington</text:span></text:p>
      <text:p text:style-name="P5"/>
      <text:p text:style-name="P1">💪 <text:span text:style-name="T1">productivity_bot</text:span> 10:00 PM </text:p>
      <text:p text:style-name="P1">It sounds like you need help boosting your productivity metrics. I’m here to help! You can immediately boost your productivity scores by taking a Productivit.ly Webinar. With code SKILLZBILLZ you can take 10% off a $299 webinar and 20% off a $499 webinar. Would you like to sign up now?</text:p>
      <text:p text:style-name="P4"/>
      <text:p text:style-name="P1"><text:span text:style-name="T1">juliette</text:span> 10:00PM</text:p>
      <text:p text:style-name="P1">@productivit.ly_bot NO GO AWAY</text:p>
      <text:p text:style-name="P1"/>
      <text:p text:style-name="P1">💪 <text:span text:style-name="T1">productivity_bot</text:span> 10:00 PM </text:p>
      <text:p text:style-name="P1">😞</text:p>
      <text:p text:style-name="P1"/>
      <text:p text:style-name="P1">😃 <text:span text:style-name="T1">happiness_bot</text:span> 10:01 PM </text:p>
      <text:p text:style-name="P1"><text:soft-page-break/>I’m always here for you! Would you like to have a session to talk through your feelings? </text:p>
      <text:p text:style-name="P1"/>
      <text:p text:style-name="P1"/>
      <text:p text:style-name="P1"/>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09" meta:word-count="1045" meta:character-count="6510" meta:non-whitespace-character-count="5504"/>
    <meta:generator>LibreOfficeDev/5.1.0.3$Linux_X86_64 LibreOffice_project/</meta:generator>
  </office:meta>
</office:document-meta>
</file>